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71ab4"/>
    </style:style>
    <style:style style:name="P8" style:family="paragraph" style:parent-style-name="Standard">
      <style:text-properties officeooo:rsid="00063182" officeooo:paragraph-rsid="00189ab7"/>
    </style:style>
    <style:style style:name="P9" style:family="paragraph" style:parent-style-name="Standard">
      <style:text-properties officeooo:rsid="00063182" officeooo:paragraph-rsid="0018cb4b"/>
    </style:style>
    <style:style style:name="P10" style:family="paragraph" style:parent-style-name="Standard">
      <style:text-properties officeooo:rsid="00063182" officeooo:paragraph-rsid="001d0462"/>
    </style:style>
    <style:style style:name="P11" style:family="paragraph" style:parent-style-name="Standard">
      <style:text-properties officeooo:rsid="00063182" officeooo:paragraph-rsid="001db672"/>
    </style:style>
    <style:style style:name="P12" style:family="paragraph" style:parent-style-name="Standard">
      <style:text-properties officeooo:rsid="00063182" officeooo:paragraph-rsid="0021f5e9"/>
    </style:style>
    <style:style style:name="P13" style:family="paragraph" style:parent-style-name="Standard">
      <style:text-properties officeooo:rsid="000d307a" officeooo:paragraph-rsid="000d307a"/>
    </style:style>
    <style:style style:name="P14" style:family="paragraph" style:parent-style-name="Standard">
      <style:text-properties officeooo:rsid="000d307a" officeooo:paragraph-rsid="00171ab4"/>
    </style:style>
    <style:style style:name="P15" style:family="paragraph" style:parent-style-name="Standard">
      <style:text-properties style:text-underline-style="solid" style:text-underline-width="auto" style:text-underline-color="font-color" officeooo:rsid="00063182" officeooo:paragraph-rsid="00063182"/>
    </style:style>
    <style:style style:name="P16"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7"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8"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9"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20" style:family="paragraph" style:parent-style-name="Standard">
      <style:text-properties fo:font-size="13pt" style:text-underline-style="solid" style:text-underline-width="auto" style:text-underline-color="font-color" fo:font-weight="bold" officeooo:rsid="00063182" officeooo:paragraph-rsid="0021f5e9" style:font-size-asian="13pt" style:font-weight-asian="bold" style:font-size-complex="13pt" style:font-weight-complex="bold"/>
    </style:style>
    <style:style style:name="P21"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22"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3"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4"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5" style:family="paragraph" style:parent-style-name="Standard">
      <style:text-properties officeooo:rsid="000dffdc" officeooo:paragraph-rsid="000dffdc"/>
    </style:style>
    <style:style style:name="P26" style:family="paragraph" style:parent-style-name="Standard">
      <style:text-properties officeooo:rsid="000f53db" officeooo:paragraph-rsid="000f53db"/>
    </style:style>
    <style:style style:name="P27" style:family="paragraph" style:parent-style-name="Standard">
      <style:text-properties officeooo:rsid="000f53db" officeooo:paragraph-rsid="00171ab4"/>
    </style:style>
    <style:style style:name="P28" style:family="paragraph" style:parent-style-name="Standard">
      <style:text-properties officeooo:rsid="000fe824" officeooo:paragraph-rsid="000fe824"/>
    </style:style>
    <style:style style:name="P29" style:family="paragraph" style:parent-style-name="Standard">
      <style:text-properties officeooo:paragraph-rsid="000fe824"/>
    </style:style>
    <style:style style:name="P30" style:family="paragraph" style:parent-style-name="Standard">
      <style:text-properties officeooo:rsid="0013ad00" officeooo:paragraph-rsid="0013ad00"/>
    </style:style>
    <style:style style:name="P31" style:family="paragraph" style:parent-style-name="Standard">
      <style:text-properties officeooo:rsid="00171ab4" officeooo:paragraph-rsid="00171ab4"/>
    </style:style>
    <style:style style:name="P32" style:family="paragraph" style:parent-style-name="Standard">
      <style:text-properties officeooo:rsid="00171ab4" officeooo:paragraph-rsid="00189ab7"/>
    </style:style>
    <style:style style:name="P33" style:family="paragraph" style:parent-style-name="Standard">
      <style:text-properties officeooo:rsid="0018cb4b" officeooo:paragraph-rsid="0018cb4b"/>
    </style:style>
    <style:style style:name="P34" style:family="paragraph" style:parent-style-name="Standard">
      <style:text-properties officeooo:rsid="001d0462" officeooo:paragraph-rsid="001d0462"/>
    </style:style>
    <style:style style:name="P35" style:family="paragraph" style:parent-style-name="Standard">
      <style:text-properties officeooo:rsid="001db672" officeooo:paragraph-rsid="001db672"/>
    </style:style>
    <style:style style:name="P36" style:family="paragraph" style:parent-style-name="Standard">
      <style:text-properties officeooo:rsid="001ea183" officeooo:paragraph-rsid="001ea183"/>
    </style:style>
    <style:style style:name="P37" style:family="paragraph" style:parent-style-name="Standard">
      <style:text-properties officeooo:rsid="0021f5e9" officeooo:paragraph-rsid="0021f5e9"/>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style:style style:name="T23" style:family="text">
      <style:text-properties officeooo:rsid="0018cb4b"/>
    </style:style>
    <style:style style:name="T24" style:family="text">
      <style:text-properties officeooo:rsid="001d0462"/>
    </style:style>
    <style:style style:name="T25" style:family="text">
      <style:text-properties fo:font-weight="bold" style:font-weight-asian="bold" style:font-weight-complex="bold"/>
    </style:style>
    <style:style style:name="T26" style:family="text">
      <style:text-properties officeooo:rsid="001ea183"/>
    </style:style>
    <style:style style:name="T27" style:family="text">
      <style:text-properties officeooo:rsid="0021d1f0"/>
    </style:style>
    <style:style style:name="T28" style:family="text">
      <style:text-properties officeooo:rsid="0021f5e9"/>
    </style:style>
    <style:style style:name="T29" style:family="text">
      <style:text-properties officeooo:rsid="0021f9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ulti-Word-Int</text:p>
      <text:p text:style-name="P16"/>
      <text:p text:style-name="P5">Multi-Word-Int is a large integer library for the Free Pascal compiler.</text:p>
      <text:p text:style-name="P7">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7"><text:span text:style-name="T9">Large </text:span><text:span text:style-name="T8">Integer Types</text:span></text:p>
      <text:p text:style-name="P17"/>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8">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8"><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31">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32"><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7">The larger the size <text:span text:style-name="T19">of </text:span><text:span text:style-name="T16">M</text:span>ulti_Int_XV <text:span text:style-name="T19">variables</text:span>, the slower the calculations become.</text:p>
      <text:p text:style-name="P7">The <text:span text:style-name="T19">fixed-size </text:span>types Multi_Int_X2, Multi_Int_X3 and Multi_Int_X4 are provided for maximum speed<text:span text:style-name="T7">, t</text:span>he Multi_Int_XV type is provided for maximum flexibility. </text:p>
      <text:p text:style-name="P21"/>
      <text:p text:style-name="P21">Operators</text:p>
      <text:p text:style-name="P1"/>
      <text:p text:style-name="P1">The following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mod :<text:tab/></text:span>modulo</text:p>
      <text:p text:style-name="P1"><text:soft-page-break/><text:span text:style-name="T7">** : <text:tab/></text:span>power</text:p>
      <text:p text:style-name="P1"><text:span text:style-name="T7">abs :<text:tab/></text:span>absolute <text:span text:style-name="T7">value</text:span></text:p>
      <text:p text:style-name="P10"><text:span text:style-name="T7">xor :<text:tab/></text:span><text:span text:style-name="T24">bitwise </text:span>exclusive-or</text:p>
      <text:p text:style-name="P34">and :<text:tab/>bitwise And function</text:p>
      <text:p text:style-name="P34">not :<text:tab/>bitwise Not function</text:p>
      <text:p text:style-name="P34">or :<text:tab/>bitwise Or function</text:p>
      <text:p text:style-name="P33">shr :<text:tab/>bit shift right</text:p>
      <text:p text:style-name="P33">shl :<text:tab/>bit shift left</text:p>
      <text:p text:style-name="P9"/>
      <text:p text:style-name="P1">The standard comparison/logical operators are provided:</text:p>
      <text:p text:style-name="P4"><text:s text:c="2"/>= <text:tab/><text:span text:style-name="T7">equals</text:span></text:p>
      <text:p text:style-name="P4"><text:s/>&lt;&gt; <text:tab/><text:span text:style-name="T7">not-equals</text:span></text:p>
      <text:p text:style-name="P4"><text:s/>&gt;<text:tab/><text:span text:style-name="T7">greater-than</text:span></text:p>
      <text:p text:style-name="P4"><text:s/>&gt;=<text:tab/><text:span text:style-name="T7">greater-than-or-equal-to</text:span></text:p>
      <text:p text:style-name="P4"><text:s/>&lt;<text:tab/><text:span text:style-name="T7">less-than</text:span> </text:p>
      <text:p text:style-name="P4">&lt;=<text:tab/><text:span text:style-name="T7">less-than-or-equal-to</text:span></text:p>
      <text:p text:style-name="P11">These can be used in expressions in the same was as standard built-in integers.</text:p>
      <text:p text:style-name="P11"/>
      <text:p text:style-name="P35">The bitwise operations are performed on the absolute values. The sign of the result is then calculated according to the following rules:</text:p>
      <text:p text:style-name="P35"><text:span text:style-name="T25">xor</text:span> - if the signs are different, the result is negative, otherwise the result is positive</text:p>
      <text:p text:style-name="P35"><text:span text:style-name="T25">or</text:span> - if the both signs are negative, the result is negative, otherwise the result is positive</text:p>
      <text:p text:style-name="P35"><text:span text:style-name="T25">and</text:span> - if the both signs are negative, the result is negative, otherwise the result is positive</text:p>
      <text:p text:style-name="P35"><text:span text:style-name="T25">not</text:span> - if the sign is positive, the result is negative, otherwise the result is positive</text:p>
      <text:p text:style-name="P35"/>
      <text:p text:style-name="P37">Most operators abandon the calculation if an overflow happens, leaving the output variable in an undefined state. The &lt;&lt; (shl) and &gt;&gt; (shr) operators behave differently, and which means overflow can be allowed in the calling code. See the technical notes section below for an explanation of how to do this.</text:p>
      <text:p text:style-name="P20"/>
      <text:p text:style-name="P19">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is assumed)</text:p>
      <text:p text:style-name="P1">from smaller Multi_Int_X types to larger ones (from larger to smaller <text:span text:style-name="T1">requires explicit conversion </text:span><text:span text:style-name="T5">via methods</text:span>)</text:p>
      <text:p text:style-name="P15"/>
      <text:p text:style-name="P15">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FromHex, Hex2Dec <text:span text:style-name="T29">and IntToHex</text:span>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8"/>
      <text:p text:style-name="P28">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8"><text:soft-page-break/></text:p>
      <text:p text:style-name="P23">var V:Multi_Int;</text:p>
      <text:p text:style-name="P23">V:=18446744073709551616; <text:s/>// this value is 1 greater than the maximum amount that a uint64 type can contain.</text:p>
      <text:p text:style-name="P24"/>
      <text:p text:style-name="P29">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8"/>
      <text:p text:style-name="P23">var V:Multi_Int;</text:p>
      <text:p text:style-name="P23">V:=’18446744073709551616’; <text:s/>// this value is correctly assigned, with no loss of precision.</text:p>
      <text:p text:style-name="P23"/>
      <text:p text:style-name="P28">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9"/>
      <text:p text:style-name="P19">Other operations/functions</text:p>
      <text:p text:style-name="P1"/>
      <text:p text:style-name="P1">The following operations/functions are provided:</text:p>
      <text:p text:style-name="P1">Odd(v)</text:p>
      <text:p text:style-name="P1">Even(v)</text:p>
      <text:p text:style-name="P35">Negative(v)<text:tab/><text:tab/><text:tab/>this returns a boolean</text:p>
      <text:p text:style-name="P1"><text:span text:style-name="T28">Sqrt or </text:span>SqRoot(v,result,remainder)</text:p>
      <text:p text:style-name="P1">Abs(v)</text:p>
      <text:p text:style-name="P9"/>
      <text:p text:style-name="P12">If the Sq<text:span text:style-name="T28">r</text:span>t (square root) function cannot give an exact result, it rounds down, and gives a remainder. </text:p>
      <text:p text:style-name="P12"/>
      <text:p text:style-name="P12">The following methods are also provided to calling code:</text:p>
      <text:p text:style-name="P12">v.Defined<text:tab/>this indicates if the variable is defined/undefined</text:p>
      <text:p text:style-name="P12">v.Overflow<text:tab/>this indicates if the variable has overflowed</text:p>
      <text:p text:style-name="P12">v.Negative<text:tab/>this indicates if the variable is negative</text:p>
      <text:p text:style-name="P20"/>
      <text:p text:style-name="P19">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8"/>
      <text:p text:style-name="P18">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Multi_Int_ERROR, which is also set after any operation that generates an error. <text:s/>The Defined and Overload attributes and the Multi_Int_ERROR variable are always set, even if Multi_Int_RAISE_EXCEPTIONS_ENABLED variable is set to FALSE. If <text:soft-page-break/>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4"/>
      <text:p text:style-name="P12"><text:span text:style-name="T28">T</text:span><text:span text:style-name="T19">hat the &lt;&lt; </text:span><text:span text:style-name="T28">(shl)</text:span><text:span text:style-name="T19"> and &gt;&gt; </text:span><text:span text:style-name="T28">(shr)</text:span><text:span text:style-name="T19"> </text:span><text:span text:style-name="T23">operator</text:span><text:span text:style-name="T19">s generate overflow exceptions, </text:span><text:span text:style-name="T28">but these can be ignored in the calling code. If an overflow happens, an exception is created and the variable.overflow flag is set, but the operation (shl or shr) completes correctly, leaving the output variable in a consistent state. The following procedure allows the caller to ignore overflow:</text:span></text:p>
      <text:p text:style-name="P37"><text:s text:c="4"/>(a) set <text:span text:style-name="T6">Multi_Int_RAISE_EXCEPTIONS_ENABLED </text:span>= FALSE</text:p>
      <text:p text:style-name="P37"><text:s text:c="4"/>(b) perform the shift operation</text:p>
      <text:p text:style-name="P37"><text:s text:c="4"/>(c) if the <text:span text:style-name="T6">Multi_Int_ERROR </text:span>is set to TRUE (indicating overflow), then set the variable.overflow flag = FALSE</text:p>
      <text:p text:style-name="P37"><text:s text:c="4"/>(d) set <text:span text:style-name="T6">Multi_Int_RAISE_EXCEPTIONS_ENABLED </text:span>= TRUE</text:p>
      <text:p text:style-name="P20"/>
      <text:p text:style-name="P19"/>
      <text:p text:style-name="P19">Technical Notes</text:p>
      <text:p text:style-name="P1"/>
      <text:p text:style-name="P12">The <text:span text:style-name="T19">unit </text:span>code <text:span text:style-name="T28">requires</text:span> <text:span text:style-name="T7">ObjFPC </text:span><text:span text:style-name="T17">mode </text:span><text:span text:style-name="T7">with </text:span>"advancedrecords",<text:span text:style-name="T28"> or </text:span>Delphi mode.</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28">only once</text:span>. If called a second time, <text:span text:style-name="T28">an exception is genera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4"/>
      <text:p text:style-name="P13">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soft-page-break/><text:tab/>MULTI_INT_2W_S = <text:span text:style-name="T2">Multi_</text:span>int64;</text:p>
      <text:p text:style-name="P2"><text:tab/>MULTI_INT_2W_U = <text:span text:style-name="T2">Multi_</text:span>int64u;</text:p>
      <text:p text:style-name="P26"/>
      <text:p text:style-name="P27">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7"/>
      <text:p text:style-name="P27"><text:span text:style-name="T19">The </text:span>code to overload the two-parameter Inc operator/procedure, <text:span text:style-name="T26">has been withdrawn, because of problems with implementation</text:span>.</text:p>
      <text:p text:style-name="P1"/>
      <text:p text:style-name="P30">The library code defines <text:span text:style-name="T26">a </text:span>big integer type for internal use only:</text:p>
      <text:p text:style-name="P30"><text:span text:style-name="T6">Multi_Int_X</text:span>5<text:span text:style-name="T6"> :<text:tab/>fixed </text:span>5<text:span text:style-name="T6"> word integer</text:span></text:p>
      <text:p text:style-name="P30">Th<text:span text:style-name="T26">i</text:span>s type <text:span text:style-name="T28">i</text:span>s <text:span text:style-name="T18">requir</text:span>ed by the division routine.</text:p>
      <text:p text:style-name="P30"/>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36">The internal structure of a large integer is an array of unsigned integers. The array elements are stored little-endian form, therefore the least significant integer array element is at index zero.</text:p>
      <text:p text:style-name="P36">There is a boolean to represent the sign. There is no unsigned large integer type.</text:p>
      <text:p text:style-name="P36">There is a boolean to represent whether an overflow has occurred. There is a boolean to represent whether a variable has been assigned a value, or is undefined.</text:p>
      <text:p text:style-name="P1"/>
      <text:p text:style-name="P1">Here is a small Demo Program...</text:p>
      <text:p text:style-name="P22">(*----------------------------*)</text:p>
      <text:p text:style-name="P22">Program hello_multi_int;</text:p>
      <text:p text:style-name="P22">uses Multi_Int;</text:p>
      <text:p text:style-name="P22">type Big_Int= Multi_int_XV;</text:p>
      <text:p text:style-name="P22">var<text:tab/>N,P,R,Q<text:tab/>: Big_Int;</text:p>
      <text:p text:style-name="P22">begin</text:p>
      <text:p text:style-name="P22">// literal numbers &gt; 64bit MAXINT <text:span text:style-name="T19">should</text:span> be specified as strings</text:p>
      <text:p text:style-name="P22">N:= '340282366920938463463374607431768211455'; <text:s/>// equals ((2 ** 128) - 1)</text:p>
      <text:p text:style-name="P22">P:= ((Big_Int(2) ** Big_Int(128)) – 1); // sometimes explicit type casting is necessary</text:p>
      <text:p text:style-name="P22">if ((P - N) &lt;&gt; 0) then writeln('Fail!');</text:p>
      <text:p text:style-name="P22">P:= (N ** 2);</text:p>
      <text:p text:style-name="P22">R:= (P div N);</text:p>
      <text:p text:style-name="P22">if (R &lt;&gt; N) then writeln('Fail!')</text:p>
      <text:p text:style-name="P22">else writeln('R = N = ',R.ToStr);</text:p>
      <text:p text:style-name="P22">sqroot(P,R,Q);</text:p>
      <text:p text:style-name="P22">if (R &lt;&gt; N) or (Q &lt;&gt; 0)</text:p>
      <text:p text:style-name="P22">then writeln('Fail!')</text:p>
      <text:p text:style-name="P22">else writeln('Hex R = N = ',R.ToHex);</text:p>
      <text:p text:style-name="P22">end.</text:p>
      <text:p text:style-name="P22">(*----------------------------*)</text:p>
      <text:p text:style-name="P22"/>
      <text:p text:style-name="P25"><text:soft-page-break/>Documentation v1.<text:span text:style-name="T27">1</text:span><text:span text:style-name="T29">2</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5-08-18T08:40:37.468000000</dc:date>
    <meta:editing-duration>PT13H2M11S</meta:editing-duration>
    <meta:editing-cycles>47</meta:editing-cycles>
    <meta:generator>LibreOffice/7.5.5.2$Windows_X86_64 LibreOffice_project/ca8fe7424262805f223b9a2334bc7181abbcbf5e</meta:generator>
    <meta:document-statistic meta:table-count="0" meta:image-count="0" meta:object-count="0" meta:page-count="6" meta:paragraph-count="152" meta:word-count="1872" meta:character-count="12118" meta:non-whitespace-character-count="10328"/>
  </office:meta>
</office:document-meta>
</file>